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6.5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4.41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6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3465a4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542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7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 style:data-style-name="N107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none" style:vertical-align="middle"/>
    </style:style>
    <style:style style:name="ce34" style:family="table-cell" style:parent-style-name="Default">
      <style:table-cell-properties fo:border="0.74pt solid #000000" style:vertical-align="middle"/>
    </style:style>
    <style:style style:name="ce3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Default"/>
        <table:table-column table:style-name="co14" table:default-cell-style-name="ce27"/>
        <table:table-column table:style-name="co6" table:default-cell-style-name="ce27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. Frequenzmessung am GD0 Pin</text:p>
          </table:table-cell>
          <table:covered-table-cell table:number-columns-repeated="2" table:style-name="ce4"/>
          <table:covered-table-cell table:style-name="Default"/>
          <table:table-cell table:style-name="Default"/>
          <table:table-cell table:style-name="ce4" table:number-columns-repeated="7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1">
          <table:table-cell table:style-name="ce1"/>
          <table:table-cell table:style-name="ce4" table:number-columns-repeated="2"/>
          <table:table-cell table:style-name="Default" table:number-columns-repeated="2"/>
          <table:table-cell table:style-name="ce4" table:number-columns-repeated="7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2">
          <table:table-cell table:style-name="ce2" office:value-type="string" calcext:value-type="string">
            <text:p>Frequenzmessung mit Rigol DG1022Z Frequenzzähler mit hochgenauem externen 10 MHz Referenztakt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2"/>
          <table:table-cell table:style-name="ce4" table:number-columns-repeated="5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2">
          <table:table-cell table:style-name="ce2" office:value-type="string" calcext:value-type="string">
            <text:p>10 MHz Referenztakt mit Mini Precision GPS Reference Clock Modul von Leo Bodnar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2"/>
          <table:table-cell table:style-name="ce4" table:number-columns-repeated="5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2">
          <table:table-cell table:style-name="ce4" table:number-columns-repeated="12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8" office:value-type="string" calcext:value-type="string">
            <text:p>Typ</text:p>
          </table:table-cell>
          <table:table-cell table:style-name="ce25" office:value-type="string" calcext:value-type="string">
            <text:p>Anzahl</text:p>
            <text:p>Messungen</text:p>
          </table:table-cell>
          <table:table-cell table:style-name="ce25" office:value-type="string" calcext:value-type="string">
            <text:p>Messfenster</text:p>
            <text:p>[s]</text:p>
          </table:table-cell>
          <table:table-cell table:style-name="ce25" office:value-type="string" calcext:value-type="string">
            <text:p>mittlere Frequenz GD0</text:p>
            <text:p>[Hz]</text:p>
          </table:table-cell>
          <table:table-cell table:style-name="ce25" office:value-type="string" calcext:value-type="string">
            <text:p>Standardabweichung Frequenz GD0</text:p>
            <text:p>[uHz]</text:p>
          </table:table-cell>
          <table:table-cell table:style-name="ce25" office:value-type="string" calcext:value-type="string">
            <text:p>minimale Frequenz GD0</text:p>
            <text:p>[Hz]</text:p>
          </table:table-cell>
          <table:table-cell table:style-name="ce25" office:value-type="string" calcext:value-type="string">
            <text:p>maximale Frequenz GD0</text:p>
            <text:p>[Hz]</text:p>
          </table:table-cell>
          <table:table-cell table:style-name="ce25" office:value-type="string" calcext:value-type="string">
            <text:p>Quarzsollfrequenz</text:p>
            <text:p>[Hz]</text:p>
          </table:table-cell>
          <table:table-cell table:style-name="ce25" office:value-type="string" calcext:value-type="string">
            <text:p>Teilfaktor GD0</text:p>
          </table:table-cell>
          <table:table-cell table:style-name="ce25" office:value-type="string" calcext:value-type="string">
            <text:p>Sollfrequenz</text:p>
            <text:p>[Hz]</text:p>
          </table:table-cell>
          <table:table-cell table:style-name="ce25" office:value-type="string" calcext:value-type="string">
            <text:p>mittlere Frequenzabweichung</text:p>
            <text:p>[ppm]</text:p>
          </table:table-cell>
          <table:table-cell table:style-name="ce34" office:value-type="string" calcext:value-type="string">
            <text:p>Frequenzzähler</text:p>
          </table:table-cell>
          <table:table-cell table:style-name="ce25" office:value-type="string" calcext:value-type="string">
            <text:p>Referenzfrequenz 10MHz</text:p>
          </table:table-cell>
          <table:table-cell table:style-name="ce25" office:value-type="string" calcext:value-type="string">
            <text:p>Standardabweichung Frequenz GD0</text:p>
            <text:p>[ppm]</text:p>
          </table:table-cell>
          <table:table-cell table:style-name="ce36" table:number-columns-repeated="1009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25" office:value-type="float" office:value="135417.746617" calcext:value-type="float">
            <text:p>135417,746617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135417.746591" calcext:value-type="float">
            <text:p>135417,746591</text:p>
          </table:table-cell>
          <table:table-cell table:style-name="ce25" office:value-type="float" office:value="135417.744826" calcext:value-type="float">
            <text:p>135417,744826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7]/[.J7]" office:value-type="float" office:value="135416.666666667" calcext:value-type="float">
            <text:p>135416,666666667</text:p>
          </table:table-cell>
          <table:table-cell table:style-name="ce32" table:formula="of:=([.E7]-[.K7])/[.K7]*1000000" office:value-type="float" office:value="7.9750178436247" calcext:value-type="float">
            <text:p>8,0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7]/[.K7]" office:value-type="float" office:value="0.00396553846153846" calcext:value-type="float">
            <text:p>0,004</text:p>
          </table:table-cell>
          <table:table-cell table:style-name="ce36" table:number-columns-repeated="1009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925391" calcext:value-type="float">
            <text:p>135417,925391</text:p>
          </table:table-cell>
          <table:table-cell table:style-name="ce26" office:value-type="float" office:value="19090" calcext:value-type="float">
            <text:p>19090</text:p>
          </table:table-cell>
          <table:table-cell table:style-name="ce26" office:value-type="float" office:value="135417.890165" calcext:value-type="float">
            <text:p>135417,890165</text:p>
          </table:table-cell>
          <table:table-cell table:style-name="ce26" office:value-type="float" office:value="135417.952587" calcext:value-type="float">
            <text:p>135417,952587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8]/[.J8]" office:value-type="float" office:value="135416.666666667" calcext:value-type="float">
            <text:p>135416,666666667</text:p>
          </table:table-cell>
          <table:table-cell table:style-name="ce32" table:formula="of:=([.E8]-[.K8])/[.K8]*1000000" office:value-type="float" office:value="9.29519507439375" calcext:value-type="float">
            <text:p>9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8]/[.K8]" office:value-type="float" office:value="0.140972307692308" calcext:value-type="float">
            <text:p>0,141</text:p>
          </table:table-cell>
          <table:table-cell table:number-columns-repeated="1009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503672" calcext:value-type="float">
            <text:p>135417,503672</text:p>
          </table:table-cell>
          <table:table-cell table:style-name="ce26" office:value-type="float" office:value="11639" calcext:value-type="float">
            <text:p>11639</text:p>
          </table:table-cell>
          <table:table-cell table:style-name="ce26" office:value-type="float" office:value="135417.484026" calcext:value-type="float">
            <text:p>135417,484026</text:p>
          </table:table-cell>
          <table:table-cell table:style-name="ce26" office:value-type="float" office:value="135417.522114" calcext:value-type="float">
            <text:p>135417,52211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9]/[.J9]" office:value-type="float" office:value="135416.666666667" calcext:value-type="float">
            <text:p>135416,666666667</text:p>
          </table:table-cell>
          <table:table-cell table:style-name="ce32" table:formula="of:=([.E9]-[.K9])/[.K9]*1000000" office:value-type="float" office:value="6.18096245896929" calcext:value-type="float">
            <text:p>6,2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9]/[.K9]" office:value-type="float" office:value="0.0859495384615385" calcext:value-type="float">
            <text:p>0,086</text:p>
          </table:table-cell>
          <table:table-cell table:number-columns-repeated="1009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791406" calcext:value-type="float">
            <text:p>135417,791406</text:p>
          </table:table-cell>
          <table:table-cell table:style-name="ce26" office:value-type="float" office:value="9308" calcext:value-type="float">
            <text:p>9308</text:p>
          </table:table-cell>
          <table:table-cell table:style-name="ce26" office:value-type="float" office:value="135417.774899" calcext:value-type="float">
            <text:p>135417,774899</text:p>
          </table:table-cell>
          <table:table-cell table:style-name="ce26" office:value-type="float" office:value="135417.808699" calcext:value-type="float">
            <text:p>135417,808699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10]/[.J10]" office:value-type="float" office:value="135416.666666667" calcext:value-type="float">
            <text:p>135416,666666667</text:p>
          </table:table-cell>
          <table:table-cell table:style-name="ce32" table:formula="of:=([.E10]-[.K10])/[.K10]*1000000" office:value-type="float" office:value="8.30576738213688" calcext:value-type="float">
            <text:p>8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10]/[.K10]" office:value-type="float" office:value="0.068736" calcext:value-type="float">
            <text:p>0,069</text:p>
          </table:table-cell>
          <table:table-cell table:number-columns-repeated="1009"/>
        </table:table-row>
        <table:table-row table:style-name="ro3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4.913377" calcext:value-type="float">
            <text:p>135414,913377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135414.912082" calcext:value-type="float">
            <text:p>135414,912082</text:p>
          </table:table-cell>
          <table:table-cell table:style-name="ce26" office:value-type="float" office:value="135414.914604" calcext:value-type="float">
            <text:p>135414,91460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11]/[.J11]" office:value-type="float" office:value="135416.666666667" calcext:value-type="float">
            <text:p>135416,666666667</text:p>
          </table:table-cell>
          <table:table-cell table:style-name="ce33" table:formula="of:=([.E11]-[.K11])/[.K11]*1000000" office:value-type="float" office:value="-12.9473698487362" calcext:value-type="float">
            <text:p>-12,9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11]/[.K11]" office:value-type="float" office:value="0.00520615384615385" calcext:value-type="float">
            <text:p>0,005</text:p>
          </table:table-cell>
          <table:table-cell table:number-columns-repeated="1009"/>
        </table:table-row>
        <table:table-row table:style-name="ro2">
          <table:table-cell table:style-name="ce27"/>
          <table:table-cell table:number-columns-repeated="1023"/>
        </table:table-row>
        <table:table-row table:style-name="ro1">
          <table:table-cell table:style-name="ce1" office:value-type="string" calcext:value-type="string">
            <text:p>2. RSSI Empfangspegel mit Frequenztest mit ‚Active Ping’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0" office:value-type="string" calcext:value-type="string">
            <text:p>Die gemessenen RSSI Werte sind nur als grobe Indikation des Empfangspegels zu sehen. Sie schwanken in aufeinanderfolgenden Messungen und hängen auch von kleinen Veränderungen, z.B. Bewegungen, im Umfeld ab.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) mit zwei Betondecken zwischen <text:s/>Zentrale und Empfänger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gemessen mit Frequenztest mit ‚active Ping’: RSSI Wert des Signals von der Zentrale <text:s/>bei 868,3 MHz, siehe FreqTest_active_ping_serial_monitor_&lt;#index&gt;_Erdgeschoss.log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die Module unter Test (Device under Test DUT) wurden an der gleichen Stelle im Erdgeschoß mit dem identischen Frequenztest-Skript vermessen. Die Zentrale ist zwei Stockwerke höher im Dachgeschoss. Dazwischen sind 2 Betondecken. <text:s/>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7"/>
          <table:table-cell table:number-columns-repeated="1023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RSSI Pegel</text:p>
            <text:p>[dBm]</text:p>
          </table:table-cell>
          <table:table-cell table:style-name="ce26" office:value-type="string" calcext:value-type="string">
            <text:p>Wertung</text:p>
            <text:p>(1 = beste)</text:p>
          </table:table-cell>
          <table:table-cell table:style-name="ce26" office:value-type="string" calcext:value-type="string">
            <text:p>Antennentyp</text:p>
          </table:table-cell>
          <table:table-cell table:number-columns-repeated="1019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float" office:value="-56" calcext:value-type="float">
            <text:p>-56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float" office:value="-58" calcext:value-type="float">
            <text:p>-58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uFL Stabantenne</text:p>
          </table:table-cell>
          <table:table-cell table:number-columns-repeated="101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style-name="ce26" office:value-type="float" office:value="-66" calcext:value-type="float">
            <text:p>-6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eByte E07-900MM10S </text:p>
          </table:table-cell>
          <table:table-cell table:style-name="ce26" office:value-type="float" office:value="-60" calcext:value-type="float">
            <text:p>-6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1">
          <table:table-cell table:style-name="ce1" office:value-type="string" calcext:value-type="string">
            <text:p>b) mit drei Betondecken zwischen <text:s/>Zentrale und Empfänger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gemessen mit Frequenztest mit ‚active Ping’: RSSI Wert des Signals von der Zentrale <text:s/>bei 868,3 MHz, siehe FreqTest_active_ping_serial_monitor_&lt;#index&gt;_Keller.log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die Module unter Test (Device under Test DUT) wurden an der gleichen Stelle im Keller <text:s/>mit dem identischen Frequenztest-Skript vermessen. Die Zentrale ist drei <text:s/>Stockwerke höher im Dachgeschoss. Dazwischen sind 3 Betondecken. <text:s/>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7"/>
          <table:table-cell table:number-columns-repeated="1023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RSSI Pegel</text:p>
            <text:p>[dBm]</text:p>
          </table:table-cell>
          <table:table-cell table:style-name="ce26" office:value-type="string" calcext:value-type="string">
            <text:p>Wertung</text:p>
            <text:p>(1 = beste)</text:p>
          </table:table-cell>
          <table:table-cell table:style-name="ce26" office:value-type="string" calcext:value-type="string">
            <text:p>Antennentyp</text:p>
          </table:table-cell>
          <table:table-cell table:number-columns-repeated="1019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float" office:value="-78" calcext:value-type="float">
            <text:p>-78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style-name="ce40"/>
          <table:table-cell table:number-columns-repeated="1018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float" office:value="-80" calcext:value-type="float">
            <text:p>-8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uFL Stabantenne</text:p>
          </table:table-cell>
          <table:table-cell table:number-columns-repeated="101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style-name="ce26" office:value-type="float" office:value="-79" calcext:value-type="float">
            <text:p>-79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Draht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eByte E07-900MM10S </text:p>
          </table:table-cell>
          <table:table-cell table:style-name="ce26" office:value-type="float" office:value="-86" calcext:value-type="float">
            <text:p>-8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9:22:43.938660537</meta:creation-date>
    <dc:date>2024-04-03T14:59:25.061824601</dc:date>
    <meta:editing-duration>PT1H6M57S</meta:editing-duration>
    <meta:editing-cycles>19</meta:editing-cycles>
    <meta:generator>LibreOffice/7.3.7.2$Linux_X86_64 LibreOffice_project/30$Build-2</meta:generator>
    <meta:document-statistic meta:table-count="1" meta:cell-count="163" meta:object-count="0"/>
    <meta:user-defined meta:name="qrichtext">1</meta:user-defined>
  </office:meta>
</office:document-meta>
</file>